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automatic-styles>
    <style:style style:name="P1" style:parent-style-name="Normal" style:master-page-name="MP0" style:family="paragraph">
      <style:paragraph-properties fo:break-before="page"/>
    </style:style>
  </office:automatic-styles>
  <office:body>
    <office:text text:use-soft-page-breaks="true">
      <text:p text:style-name="P1">INTRODUCCIÓN</text:p>
      <text:p text:style-name="Normal"/>
      <text:p text:style-name="Normal">En cualquier institución educativa (universidad, colegio, escuela, instituto, entre otras) se realizan diferentes actividades como lo son: la creación de un manual de convivencia, la conformacion de un consejo académico y/o directivo, la elección de un coordinador, un representante estudiantíl y diversas labores.</text:p>
      <text:p text:style-name="Normal"/>
      <text:p text:style-name="Normal">Una tarea imprescindible que se realiza cada periódo académico (semestre, año escolar, trimestre, etc.) es la creación del horario académico el cual en la mayoria de los casos se implementa durante todo el periodo academico de dicha institución y la principal dificultad es el costo que tiene esta labor, ya que en gran parte se realiza de forma manual.<text:s/></text:p>
      <text:p text:style-name="Normal"/>
      <text:p text:style-name="Normal">En este documento se presenta un trabajo de investigación para la generación automatizada de horarios de clase en los colegios, explicamos como ha sido un problema que se ha tratado desde varios años atras, conocido en la literatura (en inglés) como School Timetabling, o Caledarización en español y las diversas técnicas que se utilizan para dar solución a este problema.</text:p>
      <text:p text:style-name="Normal"/>
      <text:p text:style-name="Normal">Más adelante se propone la implementacion de la técnica de intelegencia artificial conocida como Algoritmos Genéticos, como una alternativa en la solucion del problema a tratar. Se expone las características, ventajas y desventajas de esta técnica, también el procedimiento a seguir en la creación de este algoritmo.</text:p>
      <text:p text:style-name="Normal"/>
      <text:p text:style-name="Normal"/>
      <text:p text:style-name="Normal">Por ultimo se crea un programa (software) que permita introducir los datos necesarios que conforman un horario escolar (profesores, cursos, aulas, asignaturas) y en conjunto implementar el algoritmo genetico propuesto, de tal manera se ha decido tomar los datos de ejemplo de una institución educativa colombiana para la sección de pruebas y evaluación del software diseñado.</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CO"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Iaampa</meta:initial-creator>
    <dc:creator>Iaampa</dc:creator>
    <meta:creation-date>2014-11-18T03:18:00Z</meta:creation-date>
    <dc:date>2014-11-18T03:30:00Z</dc:date>
    <meta:print-date>2014-11-18T03:20:00Z</meta:print-date>
    <meta:template xlink:href="Normal" xlink:type="simple"/>
    <meta:editing-cycles>1</meta:editing-cycles>
    <meta:editing-duration>PT720S</meta:editing-duration>
    <meta:document-statistic meta:page-count="1" meta:paragraph-count="3" meta:word-count="270" meta:character-count="1752" meta:row-count="12" meta:non-whitespace-character-count="1485"/>
  </office:meta>
</office:document-meta>
</file>